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ronograma" style:family="table">
      <style:table-properties style:width="16.916cm" fo:margin-left="0.021cm" fo:margin-right="0.064cm" table:align="margins"/>
    </style:style>
    <style:style style:name="Cronograma.A" style:family="table-column">
      <style:table-column-properties style:column-width="2.17cm" style:rel-column-width="8405*"/>
    </style:style>
    <style:style style:name="Cronograma.B" style:family="table-column">
      <style:table-column-properties style:column-width="3.239cm" style:rel-column-width="12546*"/>
    </style:style>
    <style:style style:name="Cronograma.C" style:family="table-column">
      <style:table-column-properties style:column-width="3.955cm" style:rel-column-width="15321*"/>
    </style:style>
    <style:style style:name="Cronograma.D" style:family="table-column">
      <style:table-column-properties style:column-width="2.108cm" style:rel-column-width="8166*"/>
    </style:style>
    <style:style style:name="Cronograma.E" style:family="table-column">
      <style:table-column-properties style:column-width="3.032cm" style:rel-column-width="11747*"/>
    </style:style>
    <style:style style:name="Cronograma.F" style:family="table-column">
      <style:table-column-properties style:column-width="2.413cm" style:rel-column-width="9350*"/>
    </style:style>
    <style:style style:name="Cronograma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ronograma.F1" style:family="table-cell">
      <style:table-cell-properties fo:background-color="#ffffcc" fo:padding="0.097cm" fo:border="0.002cm solid #000000">
        <style:background-image/>
      </style:table-cell-properties>
    </style:style>
    <style:style style:name="Cronogram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ronograma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ronograma.A1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978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paragraph-rsid="000978a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0978a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0978a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paragraph-rsid="000978a4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978a4"/>
    </style:style>
    <style:style style:name="P7" style:family="paragraph" style:parent-style-name="Standard">
      <style:paragraph-properties fo:text-align="center" style:justify-single-word="false"/>
      <style:text-properties officeooo:paragraph-rsid="000978a4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0978a4" style:font-weight-asian="bold" style:font-weight-complex="bold"/>
    </style:style>
    <style:style style:name="P9" style:family="paragraph" style:parent-style-name="Standard">
      <style:text-properties fo:font-weight="bold" officeooo:paragraph-rsid="000978a4" style:font-weight-asian="bold" style:font-weight-complex="bold"/>
    </style:style>
    <style:style style:name="P10" style:family="paragraph" style:parent-style-name="Standard" style:list-style-name="WW8Num1">
      <style:paragraph-properties fo:line-height="150%"/>
      <style:text-properties officeooo:paragraph-rsid="000978a4"/>
    </style:style>
    <style:style style:name="P11" style:family="paragraph" style:parent-style-name="Standard">
      <style:paragraph-properties fo:line-height="150%"/>
      <style:text-properties officeooo:paragraph-rsid="000978a4"/>
    </style:style>
    <style:style style:name="P12" style:family="paragraph" style:parent-style-name="Standard">
      <style:text-properties officeooo:paragraph-rsid="000978a4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officeooo:paragraph-rsid="000978a4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paragraph-rsid="000978a4"/>
    </style:style>
    <style:style style:name="P15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fo:font-weight="bold" officeooo:paragraph-rsid="000978a4" style:font-weight-asian="bold" style:font-weight-complex="bold"/>
    </style:style>
    <style:style style:name="P16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officeooo:paragraph-rsid="000978a4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0978a4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paragraph-rsid="000978a4"/>
    </style:style>
    <style:style style:name="P19" style:family="paragraph" style:parent-style-name="Table_20_Contents">
      <style:paragraph-properties fo:text-align="center" style:justify-single-word="false"/>
      <style:text-properties officeooo:rsid="001bf681" officeooo:paragraph-rsid="000978a4"/>
    </style:style>
    <style:style style:name="P20" style:family="paragraph" style:parent-style-name="Table_20_Contents">
      <style:paragraph-properties fo:text-align="justify" style:justify-single-word="false"/>
      <style:text-properties officeooo:rsid="001bf681" officeooo:paragraph-rsid="000978a4"/>
    </style:style>
    <style:style style:name="P21" style:family="paragraph" style:parent-style-name="Table_20_Contents">
      <style:paragraph-properties fo:text-align="center" style:justify-single-word="false"/>
      <style:text-properties officeooo:rsid="0034987c" officeooo:paragraph-rsid="000978a4"/>
    </style:style>
    <style:style style:name="P22" style:family="paragraph" style:parent-style-name="Table_20_Contents">
      <style:paragraph-properties fo:text-align="center" style:justify-single-word="false"/>
      <style:text-properties officeooo:rsid="001c9912" officeooo:paragraph-rsid="000978a4"/>
    </style:style>
    <style:style style:name="P23" style:family="paragraph" style:parent-style-name="Table_20_Contents">
      <style:paragraph-properties fo:text-align="justify" style:justify-single-word="false"/>
      <style:text-properties officeooo:rsid="001c9912" officeooo:paragraph-rsid="000978a4"/>
    </style:style>
    <style:style style:name="P24" style:family="paragraph" style:parent-style-name="Table_20_Contents">
      <style:paragraph-properties fo:text-align="center" style:justify-single-word="false"/>
      <style:text-properties officeooo:rsid="001f72cf" officeooo:paragraph-rsid="000978a4"/>
    </style:style>
    <style:style style:name="P25" style:family="paragraph" style:parent-style-name="Table_20_Contents">
      <style:paragraph-properties fo:text-align="justify" style:justify-single-word="false"/>
      <style:text-properties officeooo:paragraph-rsid="000978a4"/>
    </style:style>
    <style:style style:name="P26" style:family="paragraph" style:parent-style-name="Table_20_Contents">
      <style:paragraph-properties fo:text-align="center" style:justify-single-word="false"/>
      <style:text-properties officeooo:rsid="0024d3ee" officeooo:paragraph-rsid="000978a4"/>
    </style:style>
    <style:style style:name="P27" style:family="paragraph" style:parent-style-name="Table_20_Contents">
      <style:paragraph-properties fo:text-align="center" style:justify-single-word="false"/>
      <style:text-properties officeooo:rsid="0027a578" officeooo:paragraph-rsid="000978a4"/>
    </style:style>
    <style:style style:name="P28" style:family="paragraph" style:parent-style-name="Table_20_Contents">
      <style:paragraph-properties fo:text-align="center" style:justify-single-word="false"/>
      <style:text-properties officeooo:rsid="002dcee3" officeooo:paragraph-rsid="000978a4"/>
    </style:style>
    <style:style style:name="P29" style:family="paragraph" style:parent-style-name="Table_20_Contents">
      <style:paragraph-properties fo:text-align="center" style:justify-single-word="false"/>
      <style:text-properties officeooo:rsid="0031e85c" officeooo:paragraph-rsid="000978a4"/>
    </style:style>
    <style:style style:name="P30" style:family="paragraph" style:parent-style-name="Table_20_Contents">
      <style:paragraph-properties fo:text-align="justify" style:justify-single-word="false"/>
      <style:text-properties officeooo:rsid="0031e85c" officeooo:paragraph-rsid="000978a4"/>
    </style:style>
    <style:style style:name="P31" style:family="paragraph" style:parent-style-name="Table_20_Contents">
      <style:paragraph-properties fo:text-align="center" style:justify-single-word="false"/>
      <style:text-properties officeooo:rsid="003729f0" officeooo:paragraph-rsid="000978a4"/>
    </style:style>
    <style:style style:name="P32" style:family="paragraph" style:parent-style-name="Table_20_Contents">
      <style:paragraph-properties fo:text-align="center" style:justify-single-word="false"/>
      <style:text-properties officeooo:rsid="00390461" officeooo:paragraph-rsid="000978a4"/>
    </style:style>
    <style:style style:name="P33" style:family="paragraph" style:parent-style-name="Table_20_Contents">
      <style:paragraph-properties fo:text-align="center" style:justify-single-word="false"/>
      <style:text-properties officeooo:rsid="003a301f" officeooo:paragraph-rsid="000978a4"/>
    </style:style>
    <style:style style:name="P34" style:family="paragraph" style:parent-style-name="Table_20_Contents">
      <style:paragraph-properties fo:text-align="center" style:justify-single-word="false"/>
      <style:text-properties officeooo:rsid="003c5de8" officeooo:paragraph-rsid="000978a4"/>
    </style:style>
    <style:style style:name="P35" style:family="paragraph" style:parent-style-name="Table_20_Contents">
      <style:paragraph-properties fo:text-align="justify" style:justify-single-word="false"/>
      <style:text-properties officeooo:rsid="003c5de8" officeooo:paragraph-rsid="000978a4"/>
    </style:style>
    <style:style style:name="P36" style:family="paragraph" style:parent-style-name="Table_20_Contents">
      <style:paragraph-properties fo:text-align="center" style:justify-single-word="false"/>
      <style:text-properties officeooo:rsid="003cd226" officeooo:paragraph-rsid="000978a4"/>
    </style:style>
    <style:style style:name="P37" style:family="paragraph" style:parent-style-name="Table_20_Contents">
      <style:paragraph-properties fo:text-align="justify" style:justify-single-word="false"/>
      <style:text-properties officeooo:rsid="003cd226" officeooo:paragraph-rsid="000978a4"/>
    </style:style>
    <style:style style:name="P38" style:family="paragraph" style:parent-style-name="List_20_Paragraph" style:list-style-name="WW8Num1">
      <style:paragraph-properties fo:margin-top="0cm" fo:margin-bottom="0.353cm" fo:line-height="150%"/>
      <style:text-properties fo:font-size="12pt" officeooo:paragraph-rsid="000978a4" style:font-size-asian="12pt"/>
    </style:style>
    <style:style style:name="P39" style:family="paragraph" style:parent-style-name="List_20_Paragraph" style:list-style-name="WW8Num1">
      <style:paragraph-properties fo:line-height="150%"/>
      <style:text-properties fo:font-size="12pt" officeooo:paragraph-rsid="000978a4" style:font-size-asian="12pt"/>
    </style:style>
    <style:style style:name="P40" style:family="paragraph" style:parent-style-name="Heading_20_2">
      <style:paragraph-properties fo:margin-top="0cm" fo:margin-bottom="0.353cm" fo:line-height="150%"/>
      <style:text-properties fo:font-size="12pt" officeooo:paragraph-rsid="000978a4" style:font-size-asian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43f725"/>
    </style:style>
    <style:style style:name="T5" style:family="text">
      <style:text-properties officeooo:rsid="001bf681"/>
    </style:style>
    <style:style style:name="T6" style:family="text">
      <style:text-properties officeooo:rsid="00216bdd"/>
    </style:style>
    <style:style style:name="T7" style:family="text">
      <style:text-properties officeooo:rsid="002198f1"/>
    </style:style>
    <style:style style:name="T8" style:family="text">
      <style:text-properties officeooo:rsid="001da264"/>
    </style:style>
    <style:style style:name="T9" style:family="text">
      <style:text-properties officeooo:rsid="00278345"/>
    </style:style>
    <style:style style:name="T10" style:family="text">
      <style:text-properties officeooo:rsid="001f72cf"/>
    </style:style>
    <style:style style:name="T11" style:family="text">
      <style:text-properties officeooo:rsid="002d337f"/>
    </style:style>
    <style:style style:name="T12" style:family="text">
      <style:text-properties officeooo:rsid="0038f33a"/>
    </style:style>
    <style:style style:name="T13" style:family="text">
      <style:text-properties officeooo:rsid="0029a477"/>
    </style:style>
    <style:style style:name="T14" style:family="text">
      <style:text-properties officeooo:rsid="002f1243"/>
    </style:style>
    <style:style style:name="T15" style:family="text">
      <style:text-properties officeooo:rsid="002aa834"/>
    </style:style>
    <style:style style:name="T16" style:family="text">
      <style:text-properties officeooo:rsid="002bedec"/>
    </style:style>
    <style:style style:name="T17" style:family="text">
      <style:text-properties officeooo:rsid="00357662"/>
    </style:style>
    <style:style style:name="T18" style:family="text">
      <style:text-properties officeooo:rsid="00302b22"/>
    </style:style>
    <style:style style:name="T19" style:family="text">
      <style:text-properties officeooo:rsid="0030a312"/>
    </style:style>
    <style:style style:name="T20" style:family="text">
      <style:text-properties officeooo:rsid="003579fd"/>
    </style:style>
    <style:style style:name="T21" style:family="text">
      <style:text-properties officeooo:rsid="0031e85c"/>
    </style:style>
    <style:style style:name="T22" style:family="text">
      <style:text-properties officeooo:rsid="003993d3"/>
    </style:style>
    <style:style style:name="T23" style:family="text">
      <style:text-properties officeooo:rsid="0039ffd5"/>
    </style:style>
    <style:style style:name="T24" style:family="text">
      <style:text-properties officeooo:rsid="003e11e6"/>
    </style:style>
    <style:style style:name="T25" style:family="text">
      <style:text-properties officeooo:rsid="003a7b5c"/>
    </style:style>
    <style:style style:name="T26" style:family="text">
      <style:text-properties officeooo:rsid="003c5de8"/>
    </style:style>
    <style:style style:name="T27" style:family="text">
      <style:text-properties officeooo:rsid="003cd226"/>
    </style:style>
    <style:style style:name="T28" style:family="text">
      <style:text-properties officeooo:rsid="0041e8f6"/>
    </style:style>
    <style:style style:name="T29" style:family="text">
      <style:text-properties officeooo:rsid="0042c7f7"/>
    </style:style>
    <style:style style:name="T30" style:family="text">
      <style:text-properties fo:font-weight="bold"/>
    </style:style>
    <style:style style:name="T31" style:family="text">
      <style:text-properties style:font-weight-asian="bold"/>
    </style:style>
    <style:style style:name="T32" style:family="text">
      <style:text-properties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VERSIDADE DO ESTADO DO AMAZONAS</text:p>
      <text:p text:style-name="P1">ESCOLA SUPERIOR DE TECNOLOGIA</text:p>
      <text:p text:style-name="P2">Disciplina: Engenharia de Software 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OFTWARE JOGO DA VELHA</text:p>
      <text:p text:style-name="P5">Orientado pelo professor Jucimar J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Equipe: </text:span><text:span text:style-name="T2">Diego Barros <text:s text:c="46"/></text:span><text:span text:style-name="T1"><text:s/>Mat:</text:span><text:span text:style-name="T2"> 0725080010</text:span></text:p>
      <text:p text:style-name="P6"><text:span text:style-name="T2"><text:s text:c="14"/>Helder Cunha <text:s text:c="47"/>M</text:span><text:span text:style-name="T1">at:</text:span><text:span text:style-name="T2"> 0725080017</text:span></text:p>
      <text:p text:style-name="P6"><text:span text:style-name="T2"><text:s text:c="14"/>João Guilherme <text:s text:c="43"/></text:span><text:span text:style-name="T1"><text:s/>Mat:</text:span><text:span text:style-name="T2"> </text:span><text:span text:style-name="T3">0725080140</text:span></text:p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3">Manaus</text:p>
      <text:p text:style-name="P3">Novembro/2010</text:p>
      <text:p text:style-name="P7"><text:soft-page-break/></text:p>
      <text:p text:style-name="P8">Jogo da Velha – HDJ</text:p>
      <text:p text:style-name="P12"/>
      <text:p text:style-name="P12"/>
      <text:p text:style-name="P9">Requisitos Funcionais</text:p>
      <text:p text:style-name="P12"/>
      <text:p text:style-name="P11"/>
      <text:list xml:id="list2140112371" text:style-name="WW8Num1">
        <text:list-item>
          <text:p text:style-name="P10">O software deve ter um módulo de entrar no jogo.</text:p>
        </text:list-item>
        <text:list-item>
          <text:p text:style-name="P10">O software deve permitir o jogador iniciar um jogo.</text:p>
        </text:list-item>
        <text:list-item>
          <text:p text:style-name="P10">O software deve permitir 2 jogadores jogarem 1 contra o outro.</text:p>
        </text:list-item>
        <text:list-item>
          <text:p text:style-name="P10">O software deve permitir o jogador jogar contra o oponente robô (jogador-robô).</text:p>
        </text:list-item>
        <text:list-item>
          <text:p text:style-name="P10">O software deve permitir o jogador escolher o nível do jogo <text:bookmark text:name="__DdeLink__0_1683015102"/>(jogador-robô).</text:p>
        </text:list-item>
        <text:list-item>
          <text:p text:style-name="P10">O software deve ter 3 níveis de dificuldade quando o jogo for <text:s/>(jogador-robô).</text:p>
        </text:list-item>
        <text:list-item>
          <text:p text:style-name="P10">O software deve permitir o jogador escolher entre os três níveis de dificuldade, quando o jogo for (jogador-robô), no qual os níveis são: fácil, médio e difícil.</text:p>
        </text:list-item>
        <text:list-item>
          <text:p text:style-name="P10">O software deve permitir o jogador desistir no meio da partida contra o oponente robô. </text:p>
        </text:list-item>
        <text:list-item>
          <text:p text:style-name="P10">O software deve iniciar uma nova partida ao final da partida atual. </text:p>
        </text:list-item>
        <text:list-item>
          <text:p text:style-name="P10">O software deve permitir o usuário encerrar a partida.</text:p>
        </text:list-item>
        <text:list-item>
          <text:p text:style-name="P10">O software deve permitir ao usuário sair do jogo.</text:p>
        </text:list-item>
      </text:list>
      <text:p text:style-name="P12"/>
      <text:p text:style-name="P9">Requisitos não Funcionais</text:p>
      <text:p text:style-name="P11"/>
      <text:list xml:id="list1477775020" text:continue-numbering="true" text:style-name="WW8Num1">
        <text:list-item>
          <text:p text:style-name="P39"><text:s/>O software deve ser multiplataforma.</text:p>
        </text:list-item>
        <text:list-item>
          <text:p text:style-name="P39"><text:s/>O software deve ter ambiente de interface linha de comando.</text:p>
        </text:list-item>
        <text:list-item>
          <text:p text:style-name="P39"><text:s/>O software deve ter ambiente interface gráfica.</text:p>
        </text:list-item>
        <text:list-item>
          <text:p text:style-name="P39"><text:s/>O software deve ter seus modelos de caso de uso em Umbrello.</text:p>
        </text:list-item>
        <text:list-item>
          <text:p text:style-name="P39"><text:s/>O software deve ter seu processo desenvolvido no UEAno.</text:p>
        </text:list-item>
        <text:list-item>
          <text:p text:style-name="P38"><text:s/>O software deve ter controle de versão no GitHub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CRONOGRAMA DE ATIVIDADES DO SOFTWARE JOGO DA VELHA</text:p>
      <text:p text:style-name="P14"/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/>
        <table:table-column table:style-name="Cronograma.F"/>
        <table:table-row>
          <table:table-cell table:style-name="Cronograma.A1" office:value-type="string">
            <text:p text:style-name="P17">WHEN </text:p>
          </table:table-cell>
          <table:table-cell table:style-name="Cronograma.A1" office:value-type="string">
            <text:p text:style-name="P17">WHAT </text:p>
          </table:table-cell>
          <table:table-cell table:style-name="Cronograma.A1" office:value-type="string">
            <text:p text:style-name="P17">WHY </text:p>
          </table:table-cell>
          <table:table-cell table:style-name="Cronograma.A1" office:value-type="string">
            <text:p text:style-name="P17">WHERE </text:p>
          </table:table-cell>
          <table:table-cell table:style-name="Cronograma.A1" office:value-type="string">
            <text:p text:style-name="P17">WHO </text:p>
          </table:table-cell>
          <table:table-cell table:style-name="Cronograma.F1" office:value-type="string">
            <text:p text:style-name="P17">HOW </text:p>
          </table:table-cell>
        </table:table-row>
        <table:table-row>
          <table:table-cell table:style-name="Cronograma.A2" office:value-type="string">
            <text:p text:style-name="P18"><text:span text:style-name="T5">22</text:span>/11/<text:span text:style-name="T5">20</text:span>10</text:p>
          </table:table-cell>
          <table:table-cell table:style-name="Cronograma.A2" office:value-type="string">
            <text:p text:style-name="P19">Elaboração do cronograma</text:p>
          </table:table-cell>
          <table:table-cell table:style-name="Cronograma.A2" office:value-type="string">
            <text:p text:style-name="P20">Atividades realizadas ao longo do projeto.</text:p>
          </table:table-cell>
          <table:table-cell table:style-name="Cronograma.A2" office:value-type="string">
            <text:p text:style-name="P21">Lab A25 – EST/UEA</text:p>
          </table:table-cell>
          <table:table-cell table:style-name="Cronograma.A2" office:value-type="string">
            <text:p text:style-name="P19">Diego, Helder e João</text:p>
          </table:table-cell>
          <table:table-cell table:style-name="Cronograma.F2" office:value-type="string">
            <text:p text:style-name="P19">OpenOffice</text:p>
          </table:table-cell>
        </table:table-row>
        <table:table-row>
          <table:table-cell table:style-name="Cronograma.A2" office:value-type="string">
            <text:p text:style-name="P18"><text:span text:style-name="T5">22</text:span>/11/<text:span text:style-name="T5">20</text:span>10</text:p>
          </table:table-cell>
          <table:table-cell table:style-name="Cronograma.A2" office:value-type="string">
            <text:p text:style-name="P22">UC1</text:p>
          </table:table-cell>
          <table:table-cell table:style-name="Cronograma.A2" office:value-type="string">
            <text:p text:style-name="P23">Use Case Iniciar Jogo – Permitir ao usuário iniciar o jogo.</text:p>
          </table:table-cell>
          <table:table-cell table:style-name="Cronograma.A2" office:value-type="string">
            <text:p text:style-name="P21">Lab A25 – EST/UEA</text:p>
          </table:table-cell>
          <table:table-cell table:style-name="Cronograma.A2" office:value-type="string">
            <text:p text:style-name="P18"><text:span text:style-name="T6">Diego</text:span>, 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2" office:value-type="string">
            <text:p text:style-name="P18"><text:span text:style-name="T8">2</text:span><text:span text:style-name="T9">3</text:span>/11/<text:span text:style-name="T8">20</text:span>10</text:p>
          </table:table-cell>
          <table:table-cell table:style-name="Cronograma.A2" office:value-type="string">
            <text:p text:style-name="P24">UC2</text:p>
          </table:table-cell>
          <table:table-cell table:style-name="Cronograma.A2" office:value-type="string">
            <text:p text:style-name="P25"><text:span text:style-name="T10">Use Case Selecionar Interface - </text:span>Permitir ao usuário escolher a interface texto ou gráfico. </text:p>
          </table:table-cell>
          <table:table-cell table:style-name="Cronograma.A2" office:value-type="string">
            <text:p text:style-name="P18">livre</text:p>
          </table:table-cell>
          <table:table-cell table:style-name="Cronograma.A2" office:value-type="string">
            <text:p text:style-name="P18"><text:span text:style-name="T6">Diego</text:span>, 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2" office:value-type="string">
            <text:p text:style-name="P18"><text:span text:style-name="T9">2</text:span><text:span text:style-name="T11">3</text:span>/11/<text:span text:style-name="T12">20</text:span>10</text:p>
          </table:table-cell>
          <table:table-cell table:style-name="Cronograma.A2" office:value-type="string">
            <text:p text:style-name="P26">UC3</text:p>
          </table:table-cell>
          <table:table-cell table:style-name="Cronograma.A2" office:value-type="string">
            <text:p text:style-name="P25"><text:span text:style-name="T13">Use <text:s/>Case Jogar Contra Humano - <text:s/></text:span>Permitir ao usuário escolher o oponente humano.</text:p>
          </table:table-cell>
          <table:table-cell table:style-name="Cronograma.A2" office:value-type="string">
            <text:p text:style-name="P18">livre</text:p>
          </table:table-cell>
          <table:table-cell table:style-name="Cronograma.A2" office:value-type="string">
            <text:p text:style-name="P18"><text:span text:style-name="T6">Diego</text:span>, 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2" office:value-type="string">
            <text:p text:style-name="P18"><text:span text:style-name="T11">24</text:span>/11/<text:span text:style-name="T12">20</text:span>10</text:p>
          </table:table-cell>
          <table:table-cell table:style-name="Cronograma.A2" office:value-type="string">
            <text:p text:style-name="P27">UC4</text:p>
          </table:table-cell>
          <table:table-cell table:style-name="Cronograma.A2" office:value-type="string">
            <text:p text:style-name="P25"><text:span text:style-name="T13">Use <text:s/>Case Jogar Contra </text:span><text:span text:style-name="T14">Robô</text:span><text:span text:style-name="T13"> - <text:s/></text:span>Permitir ao usuário escolher o oponente <text:span text:style-name="T15">robô.</text:span></text:p>
          </table:table-cell>
          <table:table-cell table:style-name="Cronograma.A2" office:value-type="string">
            <text:p text:style-name="P18">livre</text:p>
          </table:table-cell>
          <table:table-cell table:style-name="Cronograma.A2" office:value-type="string">
            <text:p text:style-name="P18"><text:span text:style-name="T6">Diego</text:span><text:span text:style-name="T16">, </text:span>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2" office:value-type="string">
            <text:p text:style-name="P18"><text:span text:style-name="T17">24</text:span>/11/<text:span text:style-name="T12">20</text:span>10</text:p>
          </table:table-cell>
          <table:table-cell table:style-name="Cronograma.A2" office:value-type="string">
            <text:p text:style-name="P28">UC5</text:p>
          </table:table-cell>
          <table:table-cell table:style-name="Cronograma.A2" office:value-type="string">
            <text:p text:style-name="P25"><text:span text:style-name="T13">Use <text:s/>Case </text:span><text:span text:style-name="T18">Escolher Nível</text:span><text:span text:style-name="T13"> - <text:s/></text:span>Permitir ao usuário escolher o <text:span text:style-name="T19">nível do joao quando o </text:span>oponente <text:span text:style-name="T15">robô </text:span><text:span text:style-name="T19">estiver selecionado</text:span><text:span text:style-name="T15">.</text:span></text:p>
          </table:table-cell>
          <table:table-cell table:style-name="Cronograma.A2" office:value-type="string">
            <text:p text:style-name="P18">livre</text:p>
          </table:table-cell>
          <table:table-cell table:style-name="Cronograma.A2" office:value-type="string">
            <text:p text:style-name="P18"><text:span text:style-name="T6">Diego</text:span><text:span text:style-name="T16">, </text:span>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2" office:value-type="string">
            <text:p text:style-name="P18"><text:span text:style-name="T20">25</text:span>/11/<text:span text:style-name="T12">20</text:span>10</text:p>
          </table:table-cell>
          <table:table-cell table:style-name="Cronograma.A2" office:value-type="string">
            <text:p text:style-name="P29">UC6</text:p>
          </table:table-cell>
          <table:table-cell table:style-name="Cronograma.A2" office:value-type="string">
            <text:p text:style-name="P30">Use Case Iniciar Partida – Permitir ao usuário iniciar uma partida.</text:p>
          </table:table-cell>
          <table:table-cell table:style-name="Cronograma.A2" office:value-type="string">
            <text:p text:style-name="P31">livre</text:p>
          </table:table-cell>
          <table:table-cell table:style-name="Cronograma.A2" office:value-type="string">
            <text:p text:style-name="P18"><text:span text:style-name="T6">Diego</text:span><text:span text:style-name="T16">, </text:span>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2" office:value-type="string">
            <text:p text:style-name="P18"><text:span text:style-name="T12">26</text:span>/11/<text:span text:style-name="T12">20</text:span>10</text:p>
          </table:table-cell>
          <table:table-cell table:style-name="Cronograma.A2" office:value-type="string">
            <text:p text:style-name="P32">UC7</text:p>
          </table:table-cell>
          <table:table-cell table:style-name="Cronograma.A2" office:value-type="string">
            <text:p text:style-name="P25"><text:span text:style-name="T21">Use Case </text:span><text:span text:style-name="T22">Jogar</text:span><text:span text:style-name="T21"> – Permitir ao usuário </text:span><text:span text:style-name="T22">jogar</text:span><text:span text:style-name="T21"> uma partida.</text:span></text:p>
          </table:table-cell>
          <table:table-cell table:style-name="Cronograma.A2" office:value-type="string">
            <text:p text:style-name="P18">livre</text:p>
          </table:table-cell>
          <table:table-cell table:style-name="Cronograma.A2" office:value-type="string">
            <text:p text:style-name="P18"><text:span text:style-name="T6">Diego</text:span><text:span text:style-name="T16">, </text:span>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2" office:value-type="string">
            <text:p text:style-name="P18"><text:span text:style-name="T23">26</text:span>/11/<text:span text:style-name="T24">20</text:span>10</text:p>
          </table:table-cell>
          <table:table-cell table:style-name="Cronograma.A2" office:value-type="string">
            <text:p text:style-name="P33">UC8</text:p>
          </table:table-cell>
          <table:table-cell table:style-name="Cronograma.A2" office:value-type="string">
            <text:p text:style-name="P25"><text:span text:style-name="T21">Use Case </text:span><text:span text:style-name="T25">Sair do Jogo</text:span><text:span text:style-name="T21"> – Permitir ao usuário </text:span><text:span text:style-name="T25">sair do jogo</text:span><text:span text:style-name="T21">.</text:span></text:p>
          </table:table-cell>
          <table:table-cell table:style-name="Cronograma.A2" office:value-type="string">
            <text:p text:style-name="P18">livre</text:p>
          </table:table-cell>
          <table:table-cell table:style-name="Cronograma.A2" office:value-type="string">
            <text:p text:style-name="P18"><text:span text:style-name="T6">Diego</text:span><text:span text:style-name="T16">, </text:span>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2" office:value-type="string">
            <text:p text:style-name="P18"><text:span text:style-name="T26">29/11/</text:span><text:span text:style-name="T27">20</text:span><text:span text:style-name="T26">10</text:span></text:p>
          </table:table-cell>
          <table:table-cell table:style-name="Cronograma.A2" office:value-type="string">
            <text:p text:style-name="P34">Último<text:span text:style-name="T28">s</text:span> Ajustes</text:p>
          </table:table-cell>
          <table:table-cell table:style-name="Cronograma.A2" office:value-type="string">
            <text:p text:style-name="P35">Realizar os últimos ajustes para a entrega.</text:p>
          </table:table-cell>
          <table:table-cell table:style-name="Cronograma.A2" office:value-type="string">
            <text:p text:style-name="P34">livre</text:p>
          </table:table-cell>
          <table:table-cell table:style-name="Cronograma.A2" office:value-type="string">
            <text:p text:style-name="P18"><text:span text:style-name="T6">Diego</text:span><text:span text:style-name="T16">, </text:span>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Eclipse</text:p>
          </table:table-cell>
        </table:table-row>
        <table:table-row>
          <table:table-cell table:style-name="Cronograma.A12" office:value-type="date" office:date-value="2010-11-30">
            <text:p text:style-name="P36">30/11/10</text:p>
          </table:table-cell>
          <table:table-cell table:style-name="Cronograma.A2" office:value-type="string">
            <text:p text:style-name="P18"><text:s/><text:span text:style-name="T27">Entrega</text:span></text:p>
          </table:table-cell>
          <table:table-cell table:style-name="Cronograma.A2" office:value-type="string">
            <text:p text:style-name="P37">Entrega do Software ao professor.</text:p>
          </table:table-cell>
          <table:table-cell table:style-name="Cronograma.A2" office:value-type="string">
            <text:p text:style-name="P36">Sala A20</text:p>
          </table:table-cell>
          <table:table-cell table:style-name="Cronograma.A2" office:value-type="string">
            <text:p text:style-name="P18"><text:span text:style-name="T6">Diego</text:span><text:span text:style-name="T16">, </text:span><text:span text:style-name="T6">Helder e João</text:span></text:p>
          </table:table-cell>
          <table:table-cell table:style-name="Cronograma.F2" office:value-type="string">
            <text:p text:style-name="P18"><text:span text:style-name="T7">OpenOfiice, Umbrello e </text:span><text:span text:style-name="T29">Eclipse</text:span></text:p>
          </table:table-cell>
        </table:table-row>
      </table:table>
      <text:h text:style-name="P40" text:outline-level="2"><text:span text:style-name="T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/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ão Guilherme</meta:initial-creator>
    <meta:creation-date>2010-11-22T10:38:24</meta:creation-date>
    <meta:document-statistic meta:table-count="1" meta:image-count="0" meta:object-count="0" meta:page-count="3" meta:paragraph-count="103" meta:word-count="519" meta:character-count="3230"/>
    <dc:date>2010-11-22T10:39:14</dc:date>
    <dc:creator>João Guilherme</dc:creator>
    <meta:editing-duration>PT00H00M50S</meta:editing-duration>
    <meta:editing-cycles>1</meta:editing-cycles>
    <meta:generator>OpenOffice.org/3.2$Unix OpenOffice.org_project/320m19$Build-9505</meta:generator>
  </office:meta>
</office:document-meta>
</file>